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e3ed"/>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officeooo:rsid="000ee3ed"/>
    </style:style>
    <style:style style:name="T4" style:family="text">
      <style:text-properties officeooo:rsid="00114d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Yoga Landing Page Documentation</text:span><text:line-break/><text:line-break/><text:span text:style-name="T1">Project Title</text:span><text:line-break/><text:line-break/><text:span text:style-name="T2">Wellness of Yoga - Landing Page</text:span><text:line-break/><text:line-break/><text:line-break/><text:span text:style-name="T1">1. Introduction<text:line-break/></text:span><text:line-break/>This project is a responsive landing page dedicated to promoting yoga and its wellness benefits. The landing page aims to provide visitors with key information about yoga, its benefits, and encourage them to engage with yoga practices.<text:line-break/><text:line-break/><text:span text:style-name="T1">2. Project Objective</text:span><text:line-break/><text:line-break/>Create a visually appealing, user-friendly landing page for yoga wellness.<text:line-break/><text:line-break/>Highlight the main benefits of yoga.<text:line-break/><text:line-break/>Provide easy navigation and call-to-action buttons for visitors to learn more or join yoga sessions.<text:line-break/><text:line-break/>Ensure the page is responsive for different screen sizes (desktop, tablet, mobile).<text:line-break/><text:line-break/><text:span text:style-name="T1">3. Technologies Used</text:span><text:line-break/><text:line-break/>HTML5: For the structure and content of the page.<text:line-break/><text:line-break/>CSS3: For styling, layout, responsiveness, and animations.<text:line-break/><text:line-break/>JavaScript (optional): For interactive elements, if any.<text:line-break/><text:line-break/><text:span text:style-name="T1">4. Project Structure</text:span><text:line-break/><text:line-break/>index.html: Main HTML file containing the page layout and content.<text:line-break/><text:line-break/>styles.css: External stylesheet for styling the landing page.<text:line-break/><text:line-break/>images/: Folder containing all images used in the landing page, such as yoga poses, logos, icons.<text:line-break/><text:line-break/>scripts.js (optional): JavaScript file for interactive features (e.g., menu toggle).<text:line-break/><text:line-break/><text:span text:style-name="T1">5. Features</text:span><text:line-break/><text:line-break/>Hero Section: Large banner with yoga-related image and tagline.<text:line-break/><text:line-break/>About Yoga Section: Brief description explaining yoga and its wellness benefits.<text:line-break/><text:line-break/>Benefits Section: Key benefits of practicing yoga presented in cards or icons.<text:line-break/><text:line-break/>Call to Action (CTA): Buttons encouraging users to join sessions or learn more.<text:line-break/><text:line-break/>Responsive Design: Layout adapts to desktop, tablet, and mobile screens.</text:p>
      <text:p text:style-name="P1"><text:soft-page-break/>Footer: Contact info, social media links, and copyright.<text:line-break/><text:line-break/><text:line-break/><text:span text:style-name="T1">6. How to Use</text:span><text:line-break/><text:line-break/>Open the index.html file in any modern web browser.<text:line-break/><text:line-break/>Scroll through the sections to view information.<text:line-break/><text:line-break/>Click on buttons or links for additional actions (if implemented).<text:line-break/><text:line-break/><text:span text:style-name="T1">7. Screenshots</text:span><text:line-break/><text:line-break/>Add screenshots of your landing page here for visual reference.<text:line-break/><text:line-break/><text:span text:style-name="T1">8. Future Improvements<text:line-break/></text:span><text:line-break/>Add a subscription form for newsletters.<text:line-break/><text:line-break/>Implement smooth scroll for navigation links.<text:line-break/><text:line-break/>Add animations on scroll for better user engagement.<text:line-break/><text:line-break/>Integrate a video section with yoga tutorials.<text:line-break/><text:line-break/><text:line-break/><text:line-break/>---<text:line-break/><text:line-break/>9. Author<text:line-break/><text:line-break/>Name: [<text:span text:style-name="T3">GADA .ANUSHA</text:span>]<text:line-break/><text:line-break/>Email: [<text:span text:style-name="T3">gadaanusha1@gmail.com</text:span>]<text:line-break/><text:line-break/>Portfolio: <text:a xlink:type="simple" xlink:href="https://github.com/ANUSHA-hash484/OIBSIP_webdev_task1" text:style-name="Internet_20_link" text:visited-style-name="Visited_20_Internet_20_Link">https://github.com/ANUSHA-hash484/OIBSIP_webdev_task1</text:a></text:p>
      <text:p text:style-name="P1"><text:span text:style-name="T4">explanation video:</text:span><text:a xlink:type="simple" xlink:href="https://drive.google.com/file/d/1wQKiSBDPO2ozkthh1V7vSvR0fTZDkpeE/view?usp=drive_link" text:style-name="Internet_20_link" text:visited-style-name="Visited_20_Internet_20_Link">https://drive.google.com/file/d/1wQKiSBDPO2ozkthh1V7vSvR0fTZDkpeE/view?usp=drive_link</text: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9T14:52:06.382000000</meta:creation-date>
    <dc:date>2025-08-09T16:29:42.439000000</dc:date>
    <meta:editing-duration>PT1H1M9S</meta:editing-duration>
    <meta:editing-cycles>1</meta:editing-cycles>
    <meta:document-statistic meta:table-count="0" meta:image-count="0" meta:object-count="0" meta:page-count="2" meta:paragraph-count="3" meta:word-count="319" meta:character-count="2361" meta:non-whitespace-character-count="2001"/>
    <meta:generator>LibreOffice/24.2.0.3$Windows_X86_64 LibreOffice_project/da48488a73ddd66ea24cf16bbc4f7b9c08e9bea1</meta:generator>
  </office:meta>
</office:document-meta>
</file>